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LocaleConverter.FloatLocaleConverter( Object default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LocaleConverter.FloatLocaleConverter( Object defaultValue ,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LocaleConverter.FloatLocaleConvert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LocaleConverter.FloatLocal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LocaleConverter.FloatLocaleConverter( Object defaultValu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LocaleConverter.FloatLocaleConverter(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LocaleConverter.FloatLocaleConverter( Object defaultValue ,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LocaleConverter.FloatLocal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LocaleConverter.FloatLocaleConverter( Object defaultValue ,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LocaleConverter.FloatLocaleConverter(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LocaleConverter.parse( Object value , String patter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loatLocaleConverter.FloatLocaleConverter(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LocaleConverter.FloatLocaleConverter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